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2C0A01337E06B17D6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0bd380" officeooo:paragraph-rsid="001bbb7f" style:font-size-asian="10.5pt" style:font-size-complex="12pt"/>
    </style:style>
    <style:style style:name="P2" style:family="paragraph" style:parent-style-name="Standard">
      <style:text-properties style:font-name="Arial" fo:font-size="28pt" officeooo:rsid="000bd380" officeooo:paragraph-rsid="001bbb7f" style:font-size-asian="28pt" style:font-size-complex="28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Y AWESOME PROJECT…</text:p>
      <text:p text:style-name="P1"/>
      <text:p text:style-name="P1">The current map canvas is this:</text:p>
      <text:p text:style-name="P1"><draw:frame draw:style-name="fr1" draw:name="{{ globals|image(dpi=200) }}" text:anchor-type="as-char" svg:width="7.938cm" svg:height="7.938cm" draw:z-index="0"><draw:image xlink:href="Pictures/100000000000012C0000012C0A01337E06B17D63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9T10:05:17.727000000</meta:creation-date>
    <dc:date>2021-12-09T10:05:45.859000000</dc:date>
    <meta:editing-duration>PT29S</meta:editing-duration>
    <meta:editing-cycles>1</meta:editing-cycles>
    <meta:document-statistic meta:table-count="0" meta:image-count="1" meta:object-count="0" meta:page-count="1" meta:paragraph-count="3" meta:word-count="9" meta:character-count="50" meta:non-whitespace-character-count="43"/>
    <meta:generator>LibreOffice/6.3.4.2$Windows_X86_64 LibreOffice_project/60da17e045e08f1793c57c00ba83cdfce946d0aa</meta:generator>
  </office:meta>
</office:document-meta>
</file>